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64in"/>
    </style:style>
    <style:style style:name="co3" style:family="table-column">
      <style:table-column-properties fo:break-before="auto" style:column-width="1.6665in"/>
    </style:style>
    <style:style style:name="co4" style:family="table-column">
      <style:table-column-properties fo:break-before="auto" style:column-width="1.7252in"/>
    </style:style>
    <style:style style:name="co5" style:family="table-column">
      <style:table-column-properties fo:break-before="auto" style:column-width="1.7835in"/>
    </style:style>
    <style:style style:name="co6" style:family="table-column">
      <style:table-column-properties fo:break-before="auto" style:column-width="0.6917in"/>
    </style:style>
    <style:style style:name="co7" style:family="table-column">
      <style:table-column-properties fo:break-before="auto" style:column-width="1.7736in"/>
    </style:style>
    <style:style style:name="co8" style:family="table-column">
      <style:table-column-properties fo:break-before="auto" style:column-width="1.7055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1"/>
        <table:table-column table:style-name="co1" table:number-columns-repeated="7" table:default-cell-style-name="Default"/>
        <table:table-column table:style-name="co4" table:default-cell-style-name="ce1"/>
        <table:table-column table:style-name="co5" table:default-cell-style-name="Default"/>
        <table:table-column table:style-name="co1" table:number-columns-repeated="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1" table:number-columns-repeated="3" table:default-cell-style-name="Default"/>
        <table:table-row table:style-name="ro3">
          <table:table-cell table:number-columns-repeated="2"/>
          <table:table-cell table:style-name="Default" office:value-type="string" calcext:value-type="string">
            <text:p>%eval_id <text:s text:c="12"/>x1 <text:s text:c="12"/>x2 <text:s text:c="6"/>obj_fn_1 <text:s text:c="6"/>obj_fn_2 </text:p>
          </table:table-cell>
          <table:table-cell table:style-name="Default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table:style-name="Default"/>
          <table:table-cell table:number-columns-repeated="4"/>
        </table:table-row>
        <table:table-row table:style-name="ro3">
          <table:table-cell table:number-columns-repeated="2"/>
          <table:table-cell table:style-name="Default" table:number-columns-repeated="2"/>
          <table:table-cell office:value-type="string" calcext:value-type="string">
            <text:p>l ift</text:p>
          </table:table-cell>
          <table:table-cell office:value-type="string" calcext:value-type="string">
            <text:p>drag</text:p>
          </table:table-cell>
          <table:table-cell office:value-type="string" calcext:value-type="string">
            <text:p>moment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drag</text:p>
          </table:table-cell>
          <table:table-cell office:value-type="string" calcext:value-type="string">
            <text:p>lift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lift</text:p>
          </table:table-cell>
          <table:table-cell office:value-type="string" calcext:value-type="string">
            <text:p>moment</text:p>
          </table:table-cell>
          <table:table-cell office:value-type="string" calcext:value-type="string">
            <text:p>moment org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4.088858796772016e+00</text:p>
          </table:table-cell>
          <table:table-cell office:value-type="string" calcext:value-type="string">
            <text:p>1.818747137868193e+00</text:p>
          </table:table-cell>
          <table:table-cell office:value-type="float" office:value="0.459101" calcext:value-type="float">
            <text:p>0.459101</text:p>
          </table:table-cell>
          <table:table-cell office:value-type="float" office:value="0.00536087" calcext:value-type="float">
            <text:p>0.00536087</text:p>
          </table:table-cell>
          <table:table-cell office:value-type="float" office:value="0.0717686" calcext:value-type="float">
            <text:p>0.071768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4.088858796772016e+00</text:p>
          </table:table-cell>
          <table:table-cell table:style-name="ce1" office:value-type="string" calcext:value-type="string">
            <text:p>1.818747137868193e+00</text:p>
          </table:table-cell>
          <table:table-cell office:value-type="float" office:value="0.00536087" calcext:value-type="float">
            <text:p>0.00536087</text:p>
          </table:table-cell>
          <table:table-cell office:value-type="float" office:value="0.459101" calcext:value-type="float">
            <text:p>0.4591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4.088858796772016e+00</text:p>
          </table:table-cell>
          <table:table-cell table:style-name="ce1" office:value-type="string" calcext:value-type="string">
            <text:p>1.818747137868193e+00</text:p>
          </table:table-cell>
          <table:table-cell office:value-type="float" office:value="0.459101" calcext:value-type="float">
            <text:p>0.459101</text:p>
          </table:table-cell>
          <table:table-cell table:formula="of:=[.X4]*-1" office:value-type="float" office:value="-0.0717686" calcext:value-type="float">
            <text:p>-0.0717686</text:p>
          </table:table-cell>
          <table:table-cell office:value-type="float" office:value="0.0717686" calcext:value-type="float">
            <text:p>0.0717686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5.588850819761330e+00</text:p>
          </table:table-cell>
          <table:table-cell office:value-type="string" calcext:value-type="string">
            <text:p>1.664089739259374e+00</text:p>
          </table:table-cell>
          <table:table-cell office:value-type="float" office:value="0.633367" calcext:value-type="float">
            <text:p>0.633367</text:p>
          </table:table-cell>
          <table:table-cell office:value-type="float" office:value="0.00722564" calcext:value-type="float">
            <text:p>0.00722564</text:p>
          </table:table-cell>
          <table:table-cell office:value-type="float" office:value="0.097109" calcext:value-type="float">
            <text:p>0.09710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5.588850819761330e+00</text:p>
          </table:table-cell>
          <table:table-cell table:style-name="ce1" office:value-type="string" calcext:value-type="string">
            <text:p>1.664089739259374e+00</text:p>
          </table:table-cell>
          <table:table-cell office:value-type="float" office:value="0.00722564" calcext:value-type="float">
            <text:p>0.00722564</text:p>
          </table:table-cell>
          <table:table-cell office:value-type="float" office:value="0.633367" calcext:value-type="float">
            <text:p>0.63336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5.588850819761330e+00</text:p>
          </table:table-cell>
          <table:table-cell table:style-name="ce1" office:value-type="string" calcext:value-type="string">
            <text:p>1.664089739259374e+00</text:p>
          </table:table-cell>
          <table:table-cell office:value-type="float" office:value="0.633367" calcext:value-type="float">
            <text:p>0.633367</text:p>
          </table:table-cell>
          <table:table-cell table:formula="of:=[.X5]*-1" office:value-type="float" office:value="-0.097109" calcext:value-type="float">
            <text:p>-0.097109</text:p>
          </table:table-cell>
          <table:table-cell office:value-type="float" office:value="0.097109" calcext:value-type="float">
            <text:p>0.097109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5.932302448066093e+00</text:p>
          </table:table-cell>
          <table:table-cell office:value-type="string" calcext:value-type="string">
            <text:p>2.849390497361026e+00</text:p>
          </table:table-cell>
          <table:table-cell office:value-type="float" office:value="0.710712" calcext:value-type="float">
            <text:p>0.710712</text:p>
          </table:table-cell>
          <table:table-cell office:value-type="float" office:value="0.00572255" calcext:value-type="float">
            <text:p>0.00572255</text:p>
          </table:table-cell>
          <table:table-cell office:value-type="float" office:value="0.13418" calcext:value-type="float">
            <text:p>0.134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5.932302448066093e+00</text:p>
          </table:table-cell>
          <table:table-cell table:style-name="ce1" office:value-type="string" calcext:value-type="string">
            <text:p>2.849390497361026e+00</text:p>
          </table:table-cell>
          <table:table-cell office:value-type="float" office:value="0.00572255" calcext:value-type="float">
            <text:p>0.00572255</text:p>
          </table:table-cell>
          <table:table-cell office:value-type="float" office:value="0.710712" calcext:value-type="float">
            <text:p>0.71071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5.932302448066093e+00</text:p>
          </table:table-cell>
          <table:table-cell table:style-name="ce1" office:value-type="string" calcext:value-type="string">
            <text:p>2.849390497361026e+00</text:p>
          </table:table-cell>
          <table:table-cell office:value-type="float" office:value="0.710712" calcext:value-type="float">
            <text:p>0.710712</text:p>
          </table:table-cell>
          <table:table-cell table:formula="of:=[.X6]*-1" office:value-type="float" office:value="-0.13418" calcext:value-type="float">
            <text:p>-0.13418</text:p>
          </table:table-cell>
          <table:table-cell office:value-type="float" office:value="0.13418" calcext:value-type="float">
            <text:p>0.13418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.335333437889504e+00</text:p>
          </table:table-cell>
          <table:table-cell office:value-type="string" calcext:value-type="string">
            <text:p>5.344111977025919e+00</text:p>
          </table:table-cell>
          <table:table-cell office:value-type="float" office:value="0.183999" calcext:value-type="float">
            <text:p>0.183999</text:p>
          </table:table-cell>
          <table:table-cell office:value-type="float" office:value="0.00361281" calcext:value-type="float">
            <text:p>0.00361281</text:p>
          </table:table-cell>
          <table:table-cell office:value-type="float" office:value="0.0442841" calcext:value-type="float">
            <text:p>0.044284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1.335333437889504e+00</text:p>
          </table:table-cell>
          <table:table-cell table:style-name="ce1" office:value-type="string" calcext:value-type="string">
            <text:p>5.344111977025919e+00</text:p>
          </table:table-cell>
          <table:table-cell office:value-type="float" office:value="0.00361281" calcext:value-type="float">
            <text:p>0.00361281</text:p>
          </table:table-cell>
          <table:table-cell office:value-type="float" office:value="0.183999" calcext:value-type="float">
            <text:p>0.183999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1.335333437889504e+00</text:p>
          </table:table-cell>
          <table:table-cell table:style-name="ce1" office:value-type="string" calcext:value-type="string">
            <text:p>5.344111977025919e+00</text:p>
          </table:table-cell>
          <table:table-cell office:value-type="float" office:value="0.183999" calcext:value-type="float">
            <text:p>0.183999</text:p>
          </table:table-cell>
          <table:table-cell table:formula="of:=[.X7]*-1" office:value-type="float" office:value="-0.0442841" calcext:value-type="float">
            <text:p>-0.0442841</text:p>
          </table:table-cell>
          <table:table-cell office:value-type="float" office:value="0.0442841" calcext:value-type="float">
            <text:p>0.0442841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7.682108163909105e+00</text:p>
          </table:table-cell>
          <table:table-cell office:value-type="string" calcext:value-type="string">
            <text:p>2.779316334323640e+00</text:p>
          </table:table-cell>
          <table:table-cell office:value-type="float" office:value="0.894584" calcext:value-type="float">
            <text:p>0.894584</text:p>
          </table:table-cell>
          <table:table-cell office:value-type="float" office:value="0.00715367" calcext:value-type="float">
            <text:p>0.00715367</text:p>
          </table:table-cell>
          <table:table-cell office:value-type="float" office:value="0.166114" calcext:value-type="float">
            <text:p>0.16611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7.682108163909105e+00</text:p>
          </table:table-cell>
          <table:table-cell table:style-name="ce1" office:value-type="string" calcext:value-type="string">
            <text:p>2.779316334323640e+00</text:p>
          </table:table-cell>
          <table:table-cell office:value-type="float" office:value="0.00715367" calcext:value-type="float">
            <text:p>0.00715367</text:p>
          </table:table-cell>
          <table:table-cell office:value-type="float" office:value="0.894584" calcext:value-type="float">
            <text:p>0.89458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7.682108163909105e+00</text:p>
          </table:table-cell>
          <table:table-cell table:style-name="ce1" office:value-type="string" calcext:value-type="string">
            <text:p>2.779316334323640e+00</text:p>
          </table:table-cell>
          <table:table-cell office:value-type="float" office:value="0.894584" calcext:value-type="float">
            <text:p>0.894584</text:p>
          </table:table-cell>
          <table:table-cell table:formula="of:=[.X8]*-1" office:value-type="float" office:value="-0.166114" calcext:value-type="float">
            <text:p>-0.166114</text:p>
          </table:table-cell>
          <table:table-cell office:value-type="float" office:value="0.166114" calcext:value-type="float">
            <text:p>0.166114</text:p>
          </table:table-cell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2.146245993015471e+00</text:p>
          </table:table-cell>
          <table:table-cell office:value-type="string" calcext:value-type="string">
            <text:p>4.802561661695392e+00</text:p>
          </table:table-cell>
          <table:table-cell office:value-type="float" office:value="0.273064" calcext:value-type="float">
            <text:p>0.273064</text:p>
          </table:table-cell>
          <table:table-cell office:value-type="float" office:value="0.00462443" calcext:value-type="float">
            <text:p>0.00462443</text:p>
          </table:table-cell>
          <table:table-cell office:value-type="float" office:value="0.0635355" calcext:value-type="float">
            <text:p>0.063535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.146245993015471e+00</text:p>
          </table:table-cell>
          <table:table-cell table:style-name="ce1" office:value-type="string" calcext:value-type="string">
            <text:p>4.802561661695392e+00</text:p>
          </table:table-cell>
          <table:table-cell office:value-type="float" office:value="0.00462443" calcext:value-type="float">
            <text:p>0.00462443</text:p>
          </table:table-cell>
          <table:table-cell office:value-type="float" office:value="0.273064" calcext:value-type="float">
            <text:p>0.273064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string" calcext:value-type="string">
            <text:p>2.146245993015471e+00</text:p>
          </table:table-cell>
          <table:table-cell table:style-name="ce1" office:value-type="string" calcext:value-type="string">
            <text:p>4.802561661695392e+00</text:p>
          </table:table-cell>
          <table:table-cell office:value-type="float" office:value="0.273064" calcext:value-type="float">
            <text:p>0.273064</text:p>
          </table:table-cell>
          <table:table-cell table:formula="of:=[.X9]*-1" office:value-type="float" office:value="-0.0635355" calcext:value-type="float">
            <text:p>-0.0635355</text:p>
          </table:table-cell>
          <table:table-cell office:value-type="float" office:value="0.0635355" calcext:value-type="float">
            <text:p>0.0635355</text:p>
          </table:table-cell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6.825059586793678e+00</text:p>
          </table:table-cell>
          <table:table-cell office:value-type="string" calcext:value-type="string">
            <text:p>1.239523884206789e+00</text:p>
          </table:table-cell>
          <table:table-cell office:value-type="float" office:value="0.736417" calcext:value-type="float">
            <text:p>0.736417</text:p>
          </table:table-cell>
          <table:table-cell office:value-type="float" office:value="0.0101911" calcext:value-type="float">
            <text:p>0.0101911</text:p>
          </table:table-cell>
          <table:table-cell office:value-type="float" office:value="0.100365" calcext:value-type="float">
            <text:p>0.100365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6.825059586793678e+00</text:p>
          </table:table-cell>
          <table:table-cell table:style-name="ce1" office:value-type="string" calcext:value-type="string">
            <text:p>1.239523884206789e+00</text:p>
          </table:table-cell>
          <table:table-cell office:value-type="float" office:value="0.0101911" calcext:value-type="float">
            <text:p>0.0101911</text:p>
          </table:table-cell>
          <table:table-cell office:value-type="float" office:value="0.736417" calcext:value-type="float">
            <text:p>0.7364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string" calcext:value-type="string">
            <text:p>6.825059586793678e+00</text:p>
          </table:table-cell>
          <table:table-cell table:style-name="ce1" office:value-type="string" calcext:value-type="string">
            <text:p>1.239523884206789e+00</text:p>
          </table:table-cell>
          <table:table-cell office:value-type="float" office:value="0.736417" calcext:value-type="float">
            <text:p>0.736417</text:p>
          </table:table-cell>
          <table:table-cell table:formula="of:=[.X10]*-1" office:value-type="float" office:value="-0.100365" calcext:value-type="float">
            <text:p>-0.100365</text:p>
          </table:table-cell>
          <table:table-cell office:value-type="float" office:value="0.100365" calcext:value-type="float">
            <text:p>0.100365</text:p>
          </table:table-cell>
        </table:table-row>
        <table:table-row table:style-name="ro2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5.263023695472174e+00</text:p>
          </table:table-cell>
          <table:table-cell office:value-type="string" calcext:value-type="string">
            <text:p>4.045016925337267e+00</text:p>
          </table:table-cell>
          <table:table-cell office:value-type="float" office:value="0.675829" calcext:value-type="float">
            <text:p>0.675829</text:p>
          </table:table-cell>
          <table:table-cell office:value-type="float" office:value="0.00470592" calcext:value-type="float">
            <text:p>0.00470592</text:p>
          </table:table-cell>
          <table:table-cell office:value-type="float" office:value="0.146745" calcext:value-type="float">
            <text:p>0.14674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5.263023695472174e+00</text:p>
          </table:table-cell>
          <table:table-cell table:style-name="ce1" office:value-type="string" calcext:value-type="string">
            <text:p>4.045016925337267e+00</text:p>
          </table:table-cell>
          <table:table-cell office:value-type="float" office:value="0.00470592" calcext:value-type="float">
            <text:p>0.00470592</text:p>
          </table:table-cell>
          <table:table-cell office:value-type="float" office:value="0.675829" calcext:value-type="float">
            <text:p>0.675829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string" calcext:value-type="string">
            <text:p>5.263023695472174e+00</text:p>
          </table:table-cell>
          <table:table-cell table:style-name="ce1" office:value-type="string" calcext:value-type="string">
            <text:p>4.045016925337267e+00</text:p>
          </table:table-cell>
          <table:table-cell office:value-type="float" office:value="0.675829" calcext:value-type="float">
            <text:p>0.675829</text:p>
          </table:table-cell>
          <table:table-cell table:formula="of:=[.X11]*-1" office:value-type="float" office:value="-0.146745" calcext:value-type="float">
            <text:p>-0.146745</text:p>
          </table:table-cell>
          <table:table-cell office:value-type="float" office:value="0.146745" calcext:value-type="float">
            <text:p>0.146745</text:p>
          </table:table-cell>
        </table:table-row>
        <table:table-row table:style-name="ro2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7.774453208974773e+00</text:p>
          </table:table-cell>
          <table:table-cell office:value-type="string" calcext:value-type="string">
            <text:p>5.772934402792218e+00</text:p>
          </table:table-cell>
          <table:table-cell office:value-type="float" office:value="1.15936" calcext:value-type="float">
            <text:p>1.15936</text:p>
          </table:table-cell>
          <table:table-cell office:value-type="float" office:value="0.00658174" calcext:value-type="float">
            <text:p>0.00658174</text:p>
          </table:table-cell>
          <table:table-cell office:value-type="float" office:value="0.287801" calcext:value-type="float">
            <text:p>0.28780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7.774453208974773e+00</text:p>
          </table:table-cell>
          <table:table-cell table:style-name="ce1" office:value-type="string" calcext:value-type="string">
            <text:p>5.772934402792218e+00</text:p>
          </table:table-cell>
          <table:table-cell office:value-type="float" office:value="0.00658174" calcext:value-type="float">
            <text:p>0.00658174</text:p>
          </table:table-cell>
          <table:table-cell office:value-type="float" office:value="1.15936" calcext:value-type="float">
            <text:p>1.15936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string" calcext:value-type="string">
            <text:p>7.774453208974773e+00</text:p>
          </table:table-cell>
          <table:table-cell table:style-name="ce1" office:value-type="string" calcext:value-type="string">
            <text:p>5.772934402792218e+00</text:p>
          </table:table-cell>
          <table:table-cell office:value-type="float" office:value="1.15936" calcext:value-type="float">
            <text:p>1.15936</text:p>
          </table:table-cell>
          <table:table-cell table:formula="of:=[.X12]*-1" office:value-type="float" office:value="-0.287801" calcext:value-type="float">
            <text:p>-0.287801</text:p>
          </table:table-cell>
          <table:table-cell office:value-type="float" office:value="0.287801" calcext:value-type="float">
            <text:p>0.287801</text:p>
          </table:table-cell>
        </table:table-row>
        <table:table-row table:style-name="ro2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7.280687908791326e+00</text:p>
          </table:table-cell>
          <table:table-cell office:value-type="string" calcext:value-type="string">
            <text:p>4.633646626693032e+00</text:p>
          </table:table-cell>
          <table:table-cell office:value-type="float" office:value="0.968376" calcext:value-type="float">
            <text:p>0.968376</text:p>
          </table:table-cell>
          <table:table-cell office:value-type="float" office:value="0.0060162" calcext:value-type="float">
            <text:p>0.0060162</text:p>
          </table:table-cell>
          <table:table-cell office:value-type="float" office:value="0.221576" calcext:value-type="float">
            <text:p>0.22157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7.280687908791326e+00</text:p>
          </table:table-cell>
          <table:table-cell table:style-name="ce1" office:value-type="string" calcext:value-type="string">
            <text:p>4.633646626693032e+00</text:p>
          </table:table-cell>
          <table:table-cell office:value-type="float" office:value="0.0060162" calcext:value-type="float">
            <text:p>0.0060162</text:p>
          </table:table-cell>
          <table:table-cell office:value-type="float" office:value="0.968376" calcext:value-type="float">
            <text:p>0.96837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string" calcext:value-type="string">
            <text:p>7.280687908791326e+00</text:p>
          </table:table-cell>
          <table:table-cell table:style-name="ce1" office:value-type="string" calcext:value-type="string">
            <text:p>4.633646626693032e+00</text:p>
          </table:table-cell>
          <table:table-cell office:value-type="float" office:value="0.968376" calcext:value-type="float">
            <text:p>0.968376</text:p>
          </table:table-cell>
          <table:table-cell table:formula="of:=[.X13]*-1" office:value-type="float" office:value="-0.221576" calcext:value-type="float">
            <text:p>-0.221576</text:p>
          </table:table-cell>
          <table:table-cell office:value-type="float" office:value="0.221576" calcext:value-type="float">
            <text:p>0.221576</text:p>
          </table:table-cell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3.491042868053095e+00</text:p>
          </table:table-cell>
          <table:table-cell office:value-type="string" calcext:value-type="string">
            <text:p>5.838895149267695e+00</text:p>
          </table:table-cell>
          <table:table-cell office:value-type="float" office:value="0.542892" calcext:value-type="float">
            <text:p>0.542892</text:p>
          </table:table-cell>
          <table:table-cell office:value-type="float" office:value="0.00428359" calcext:value-type="float">
            <text:p>0.00428359</text:p>
          </table:table-cell>
          <table:table-cell office:value-type="float" office:value="0.134918" calcext:value-type="float">
            <text:p>0.13491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3.491042868053095e+00</text:p>
          </table:table-cell>
          <table:table-cell table:style-name="ce1" office:value-type="string" calcext:value-type="string">
            <text:p>5.838895149267695e+00</text:p>
          </table:table-cell>
          <table:table-cell office:value-type="float" office:value="0.00428359" calcext:value-type="float">
            <text:p>0.00428359</text:p>
          </table:table-cell>
          <table:table-cell office:value-type="float" office:value="0.542892" calcext:value-type="float">
            <text:p>0.54289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string" calcext:value-type="string">
            <text:p>3.491042868053095e+00</text:p>
          </table:table-cell>
          <table:table-cell table:style-name="ce1" office:value-type="string" calcext:value-type="string">
            <text:p>5.838895149267695e+00</text:p>
          </table:table-cell>
          <table:table-cell office:value-type="float" office:value="0.542892" calcext:value-type="float">
            <text:p>0.542892</text:p>
          </table:table-cell>
          <table:table-cell table:formula="of:=[.X14]*-1" office:value-type="float" office:value="-0.134918" calcext:value-type="float">
            <text:p>-0.134918</text:p>
          </table:table-cell>
          <table:table-cell office:value-type="float" office:value="0.134918" calcext:value-type="float">
            <text:p>0.134918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7.081756767836286e+00</text:p>
          </table:table-cell>
          <table:table-cell office:value-type="string" calcext:value-type="string">
            <text:p>3.844874318803137e+00</text:p>
          </table:table-cell>
          <table:table-cell office:value-type="float" office:value="0.896053" calcext:value-type="float">
            <text:p>0.896053</text:p>
          </table:table-cell>
          <table:table-cell office:value-type="float" office:value="0.0057519" calcext:value-type="float">
            <text:p>0.0057519</text:p>
          </table:table-cell>
          <table:table-cell office:value-type="float" office:value="0.190685" calcext:value-type="float">
            <text:p>0.19068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7.081756767836286e+00</text:p>
          </table:table-cell>
          <table:table-cell table:style-name="ce1" office:value-type="string" calcext:value-type="string">
            <text:p>3.844874318803137e+00</text:p>
          </table:table-cell>
          <table:table-cell office:value-type="float" office:value="0.0057519" calcext:value-type="float">
            <text:p>0.0057519</text:p>
          </table:table-cell>
          <table:table-cell office:value-type="float" office:value="0.896053" calcext:value-type="float">
            <text:p>0.89605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string" calcext:value-type="string">
            <text:p>7.081756767836286e+00</text:p>
          </table:table-cell>
          <table:table-cell table:style-name="ce1" office:value-type="string" calcext:value-type="string">
            <text:p>3.844874318803137e+00</text:p>
          </table:table-cell>
          <table:table-cell office:value-type="float" office:value="0.896053" calcext:value-type="float">
            <text:p>0.896053</text:p>
          </table:table-cell>
          <table:table-cell table:formula="of:=[.X15]*-1" office:value-type="float" office:value="-0.190685" calcext:value-type="float">
            <text:p>-0.190685</text:p>
          </table:table-cell>
          <table:table-cell office:value-type="float" office:value="0.190685" calcext:value-type="float">
            <text:p>0.190685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3.058973269881203e+00</text:p>
          </table:table-cell>
          <table:table-cell office:value-type="string" calcext:value-type="string">
            <text:p>4.523073177190066e+00</text:p>
          </table:table-cell>
          <table:table-cell office:value-type="float" office:value="0.413578" calcext:value-type="float">
            <text:p>0.413578</text:p>
          </table:table-cell>
          <table:table-cell office:value-type="float" office:value="0.00387532" calcext:value-type="float">
            <text:p>0.00387532</text:p>
          </table:table-cell>
          <table:table-cell office:value-type="float" office:value="0.0941638" calcext:value-type="float">
            <text:p>0.094163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3.058973269881203e+00</text:p>
          </table:table-cell>
          <table:table-cell table:style-name="ce1" office:value-type="string" calcext:value-type="string">
            <text:p>4.523073177190066e+00</text:p>
          </table:table-cell>
          <table:table-cell office:value-type="float" office:value="0.00387532" calcext:value-type="float">
            <text:p>0.00387532</text:p>
          </table:table-cell>
          <table:table-cell office:value-type="float" office:value="0.413578" calcext:value-type="float">
            <text:p>0.41357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string" calcext:value-type="string">
            <text:p>3.058973269881203e+00</text:p>
          </table:table-cell>
          <table:table-cell table:style-name="ce1" office:value-type="string" calcext:value-type="string">
            <text:p>4.523073177190066e+00</text:p>
          </table:table-cell>
          <table:table-cell office:value-type="float" office:value="0.413578" calcext:value-type="float">
            <text:p>0.413578</text:p>
          </table:table-cell>
          <table:table-cell table:formula="of:=[.X16]*-1" office:value-type="float" office:value="-0.0941638" calcext:value-type="float">
            <text:p>-0.0941638</text:p>
          </table:table-cell>
          <table:table-cell office:value-type="float" office:value="0.0941638" calcext:value-type="float">
            <text:p>0.0941638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6.087105277370244e+00</text:p>
          </table:table-cell>
          <table:table-cell office:value-type="string" calcext:value-type="string">
            <text:p>5.160756847709770e+00</text:p>
          </table:table-cell>
          <table:table-cell office:value-type="float" office:value="0.848012" calcext:value-type="float">
            <text:p>0.848012</text:p>
          </table:table-cell>
          <table:table-cell office:value-type="float" office:value="0.00510095" calcext:value-type="float">
            <text:p>0.00510095</text:p>
          </table:table-cell>
          <table:table-cell office:value-type="float" office:value="0.202017" calcext:value-type="float">
            <text:p>0.202017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6.087105277370244e+00</text:p>
          </table:table-cell>
          <table:table-cell table:style-name="ce1" office:value-type="string" calcext:value-type="string">
            <text:p>5.160756847709770e+00</text:p>
          </table:table-cell>
          <table:table-cell office:value-type="float" office:value="0.00510095" calcext:value-type="float">
            <text:p>0.00510095</text:p>
          </table:table-cell>
          <table:table-cell office:value-type="float" office:value="0.848012" calcext:value-type="float">
            <text:p>0.84801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string" calcext:value-type="string">
            <text:p>6.087105277370244e+00</text:p>
          </table:table-cell>
          <table:table-cell table:style-name="ce1" office:value-type="string" calcext:value-type="string">
            <text:p>5.160756847709770e+00</text:p>
          </table:table-cell>
          <table:table-cell office:value-type="float" office:value="0.848012" calcext:value-type="float">
            <text:p>0.848012</text:p>
          </table:table-cell>
          <table:table-cell table:formula="of:=[.X17]*-1" office:value-type="float" office:value="-0.202017" calcext:value-type="float">
            <text:p>-0.202017</text:p>
          </table:table-cell>
          <table:table-cell office:value-type="float" office:value="0.202017" calcext:value-type="float">
            <text:p>0.202017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2.589086917652323e+00</text:p>
          </table:table-cell>
          <table:table-cell office:value-type="string" calcext:value-type="string">
            <text:p>2.135062084037374e+00</text:p>
          </table:table-cell>
          <table:table-cell office:value-type="float" office:value="0.291842" calcext:value-type="float">
            <text:p>0.291842</text:p>
          </table:table-cell>
          <table:table-cell office:value-type="float" office:value="0.0040304" calcext:value-type="float">
            <text:p>0.0040304</text:p>
          </table:table-cell>
          <table:table-cell office:value-type="float" office:value="0.0486509" calcext:value-type="float">
            <text:p>0.048650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2.589086917652323e+00</text:p>
          </table:table-cell>
          <table:table-cell table:style-name="ce1" office:value-type="string" calcext:value-type="string">
            <text:p>2.135062084037374e+00</text:p>
          </table:table-cell>
          <table:table-cell office:value-type="float" office:value="0.0040304" calcext:value-type="float">
            <text:p>0.0040304</text:p>
          </table:table-cell>
          <table:table-cell office:value-type="float" office:value="0.291842" calcext:value-type="float">
            <text:p>0.29184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string" calcext:value-type="string">
            <text:p>2.589086917652323e+00</text:p>
          </table:table-cell>
          <table:table-cell table:style-name="ce1" office:value-type="string" calcext:value-type="string">
            <text:p>2.135062084037374e+00</text:p>
          </table:table-cell>
          <table:table-cell office:value-type="float" office:value="0.291842" calcext:value-type="float">
            <text:p>0.291842</text:p>
          </table:table-cell>
          <table:table-cell table:formula="of:=[.X18]*-1" office:value-type="float" office:value="-0.0486509" calcext:value-type="float">
            <text:p>-0.0486509</text:p>
          </table:table-cell>
          <table:table-cell office:value-type="float" office:value="0.0486509" calcext:value-type="float">
            <text:p>0.0486509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1.103222997907187e+00</text:p>
          </table:table-cell>
          <table:table-cell office:value-type="string" calcext:value-type="string">
            <text:p>3.562763315235620e+00</text:p>
          </table:table-cell>
          <table:table-cell office:value-type="float" office:value="0.132281" calcext:value-type="float">
            <text:p>0.132281</text:p>
          </table:table-cell>
          <table:table-cell office:value-type="float" office:value="0.00345495" calcext:value-type="float">
            <text:p>0.00345495</text:p>
          </table:table-cell>
          <table:table-cell office:value-type="float" office:value="0.0270024" calcext:value-type="float">
            <text:p>0.027002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.103222997907187e+00</text:p>
          </table:table-cell>
          <table:table-cell table:style-name="ce1" office:value-type="string" calcext:value-type="string">
            <text:p>3.562763315235620e+00</text:p>
          </table:table-cell>
          <table:table-cell office:value-type="float" office:value="0.00345495" calcext:value-type="float">
            <text:p>0.00345495</text:p>
          </table:table-cell>
          <table:table-cell office:value-type="float" office:value="0.132281" calcext:value-type="float">
            <text:p>0.13228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string" calcext:value-type="string">
            <text:p>1.103222997907187e+00</text:p>
          </table:table-cell>
          <table:table-cell table:style-name="ce1" office:value-type="string" calcext:value-type="string">
            <text:p>3.562763315235620e+00</text:p>
          </table:table-cell>
          <table:table-cell office:value-type="float" office:value="0.132281" calcext:value-type="float">
            <text:p>0.132281</text:p>
          </table:table-cell>
          <table:table-cell table:formula="of:=[.X19]*-1" office:value-type="float" office:value="-0.0270024" calcext:value-type="float">
            <text:p>-0.0270024</text:p>
          </table:table-cell>
          <table:table-cell office:value-type="float" office:value="0.0270024" calcext:value-type="float">
            <text:p>0.0270024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4.587868641329868e+00</text:p>
          </table:table-cell>
          <table:table-cell office:value-type="string" calcext:value-type="string">
            <text:p>4.277750585543807e+00</text:p>
          </table:table-cell>
          <table:table-cell office:value-type="float" office:value="0.604094" calcext:value-type="float">
            <text:p>0.604094</text:p>
          </table:table-cell>
          <table:table-cell office:value-type="float" office:value="0.00437556" calcext:value-type="float">
            <text:p>0.00437556</text:p>
          </table:table-cell>
          <table:table-cell office:value-type="float" office:value="0.134294" calcext:value-type="float">
            <text:p>0.13429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4.587868641329868e+00</text:p>
          </table:table-cell>
          <table:table-cell table:style-name="ce1" office:value-type="string" calcext:value-type="string">
            <text:p>4.277750585543807e+00</text:p>
          </table:table-cell>
          <table:table-cell office:value-type="float" office:value="0.00437556" calcext:value-type="float">
            <text:p>0.00437556</text:p>
          </table:table-cell>
          <table:table-cell office:value-type="float" office:value="0.604094" calcext:value-type="float">
            <text:p>0.60409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string" calcext:value-type="string">
            <text:p>4.587868641329868e+00</text:p>
          </table:table-cell>
          <table:table-cell table:style-name="ce1" office:value-type="string" calcext:value-type="string">
            <text:p>4.277750585543807e+00</text:p>
          </table:table-cell>
          <table:table-cell office:value-type="float" office:value="0.604094" calcext:value-type="float">
            <text:p>0.604094</text:p>
          </table:table-cell>
          <table:table-cell table:formula="of:=[.X20]*-1" office:value-type="float" office:value="-0.134294" calcext:value-type="float">
            <text:p>-0.134294</text:p>
          </table:table-cell>
          <table:table-cell office:value-type="float" office:value="0.134294" calcext:value-type="float">
            <text:p>0.134294</text:p>
          </table:table-cell>
        </table:table-row>
        <table:table-row table:style-name="ro2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3.916829956619456e+00</text:p>
          </table:table-cell>
          <table:table-cell office:value-type="string" calcext:value-type="string">
            <text:p>2.470695192772288e+00</text:p>
          </table:table-cell>
          <table:table-cell office:value-type="float" office:value="0.465991" calcext:value-type="float">
            <text:p>0.465991</text:p>
          </table:table-cell>
          <table:table-cell office:value-type="float" office:value="0.00529944" calcext:value-type="float">
            <text:p>0.00529944</text:p>
          </table:table-cell>
          <table:table-cell office:value-type="float" office:value="0.0832614" calcext:value-type="float">
            <text:p>0.083261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3.916829956619456e+00</text:p>
          </table:table-cell>
          <table:table-cell table:style-name="ce1" office:value-type="string" calcext:value-type="string">
            <text:p>2.470695192772288e+00</text:p>
          </table:table-cell>
          <table:table-cell office:value-type="float" office:value="0.00529944" calcext:value-type="float">
            <text:p>0.00529944</text:p>
          </table:table-cell>
          <table:table-cell office:value-type="float" office:value="0.465991" calcext:value-type="float">
            <text:p>0.46599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string" calcext:value-type="string">
            <text:p>3.916829956619456e+00</text:p>
          </table:table-cell>
          <table:table-cell table:style-name="ce1" office:value-type="string" calcext:value-type="string">
            <text:p>2.470695192772288e+00</text:p>
          </table:table-cell>
          <table:table-cell office:value-type="float" office:value="0.465991" calcext:value-type="float">
            <text:p>0.465991</text:p>
          </table:table-cell>
          <table:table-cell table:formula="of:=[.X21]*-1" office:value-type="float" office:value="-0.0832614" calcext:value-type="float">
            <text:p>-0.0832614</text:p>
          </table:table-cell>
          <table:table-cell office:value-type="float" office:value="0.0832614" calcext:value-type="float">
            <text:p>0.0832614</text:p>
          </table:table-cell>
        </table:table-row>
        <table:table-row table:style-name="ro2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6.323586326373548e+00</text:p>
          </table:table-cell>
          <table:table-cell office:value-type="string" calcext:value-type="string">
            <text:p>3.737012129061395e+00</text:p>
          </table:table-cell>
          <table:table-cell office:value-type="float" office:value="0.796447" calcext:value-type="float">
            <text:p>0.796447</text:p>
          </table:table-cell>
          <table:table-cell office:value-type="float" office:value="0.00560221" calcext:value-type="float">
            <text:p>0.00560221</text:p>
          </table:table-cell>
          <table:table-cell office:value-type="float" office:value="0.168159" calcext:value-type="float">
            <text:p>0.16815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6.323586326373548e+00</text:p>
          </table:table-cell>
          <table:table-cell table:style-name="ce1" office:value-type="string" calcext:value-type="string">
            <text:p>3.737012129061395e+00</text:p>
          </table:table-cell>
          <table:table-cell office:value-type="float" office:value="0.00560221" calcext:value-type="float">
            <text:p>0.00560221</text:p>
          </table:table-cell>
          <table:table-cell office:value-type="float" office:value="0.796447" calcext:value-type="float">
            <text:p>0.79644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string" calcext:value-type="string">
            <text:p>6.323586326373548e+00</text:p>
          </table:table-cell>
          <table:table-cell table:style-name="ce1" office:value-type="string" calcext:value-type="string">
            <text:p>3.737012129061395e+00</text:p>
          </table:table-cell>
          <table:table-cell office:value-type="float" office:value="0.796447" calcext:value-type="float">
            <text:p>0.796447</text:p>
          </table:table-cell>
          <table:table-cell table:formula="of:=[.X22]*-1" office:value-type="float" office:value="-0.168159" calcext:value-type="float">
            <text:p>-0.168159</text:p>
          </table:table-cell>
          <table:table-cell office:value-type="float" office:value="0.168159" calcext:value-type="float">
            <text:p>0.168159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1.929725634963124e+00</text:p>
          </table:table-cell>
          <table:table-cell office:value-type="string" calcext:value-type="string">
            <text:p>2.389975897218090e+00</text:p>
          </table:table-cell>
          <table:table-cell office:value-type="float" office:value="0.219928" calcext:value-type="float">
            <text:p>0.219928</text:p>
          </table:table-cell>
          <table:table-cell office:value-type="float" office:value="0.00368261" calcext:value-type="float">
            <text:p>0.00368261</text:p>
          </table:table-cell>
          <table:table-cell office:value-type="float" office:value="0.0385541" calcext:value-type="float">
            <text:p>0.0385541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1.929725634963124e+00</text:p>
          </table:table-cell>
          <table:table-cell table:style-name="ce1" office:value-type="string" calcext:value-type="string">
            <text:p>2.389975897218090e+00</text:p>
          </table:table-cell>
          <table:table-cell office:value-type="float" office:value="0.00368261" calcext:value-type="float">
            <text:p>0.00368261</text:p>
          </table:table-cell>
          <table:table-cell office:value-type="float" office:value="0.219928" calcext:value-type="float">
            <text:p>0.219928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1.929725634963124e+00</text:p>
          </table:table-cell>
          <table:table-cell table:style-name="ce1" office:value-type="string" calcext:value-type="string">
            <text:p>2.389975897218090e+00</text:p>
          </table:table-cell>
          <table:table-cell office:value-type="float" office:value="0.219928" calcext:value-type="float">
            <text:p>0.219928</text:p>
          </table:table-cell>
          <table:table-cell table:formula="of:=[.X23]*-1" office:value-type="float" office:value="-0.0385541" calcext:value-type="float">
            <text:p>-0.0385541</text:p>
          </table:table-cell>
          <table:table-cell office:value-type="float" office:value="0.0385541" calcext:value-type="float">
            <text:p>0.0385541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3.589146696305436e+00</text:p>
          </table:table-cell>
          <table:table-cell office:value-type="string" calcext:value-type="string">
            <text:p>3.083449969013897e+00</text:p>
          </table:table-cell>
          <table:table-cell office:value-type="float" office:value="0.442736" calcext:value-type="float">
            <text:p>0.442736</text:p>
          </table:table-cell>
          <table:table-cell office:value-type="float" office:value="0.00464001" calcext:value-type="float">
            <text:p>0.00464001</text:p>
          </table:table-cell>
          <table:table-cell office:value-type="float" office:value="0.0864349" calcext:value-type="float">
            <text:p>0.0864349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3.589146696305436e+00</text:p>
          </table:table-cell>
          <table:table-cell table:style-name="ce1" office:value-type="string" calcext:value-type="string">
            <text:p>3.083449969013897e+00</text:p>
          </table:table-cell>
          <table:table-cell office:value-type="float" office:value="0.00464001" calcext:value-type="float">
            <text:p>0.00464001</text:p>
          </table:table-cell>
          <table:table-cell office:value-type="float" office:value="0.442736" calcext:value-type="float">
            <text:p>0.442736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string" calcext:value-type="string">
            <text:p>3.589146696305436e+00</text:p>
          </table:table-cell>
          <table:table-cell table:style-name="ce1" office:value-type="string" calcext:value-type="string">
            <text:p>3.083449969013897e+00</text:p>
          </table:table-cell>
          <table:table-cell office:value-type="float" office:value="0.442736" calcext:value-type="float">
            <text:p>0.442736</text:p>
          </table:table-cell>
          <table:table-cell table:formula="of:=[.X24]*-1" office:value-type="float" office:value="-0.0864349" calcext:value-type="float">
            <text:p>-0.0864349</text:p>
          </table:table-cell>
          <table:table-cell office:value-type="float" office:value="0.0864349" calcext:value-type="float">
            <text:p>0.0864349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2.945966256105325e+00</text:p>
          </table:table-cell>
          <table:table-cell office:value-type="string" calcext:value-type="string">
            <text:p>1.073730712790848e+00</text:p>
          </table:table-cell>
          <table:table-cell office:value-type="float" office:value="0.320288" calcext:value-type="float">
            <text:p>0.320288</text:p>
          </table:table-cell>
          <table:table-cell office:value-type="float" office:value="0.00527765" calcext:value-type="float">
            <text:p>0.00527765</text:p>
          </table:table-cell>
          <table:table-cell office:value-type="float" office:value="0.0408335" calcext:value-type="float">
            <text:p>0.040833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2.945966256105325e+00</text:p>
          </table:table-cell>
          <table:table-cell table:style-name="ce1" office:value-type="string" calcext:value-type="string">
            <text:p>1.073730712790848e+00</text:p>
          </table:table-cell>
          <table:table-cell office:value-type="float" office:value="0.00527765" calcext:value-type="float">
            <text:p>0.00527765</text:p>
          </table:table-cell>
          <table:table-cell office:value-type="float" office:value="0.320288" calcext:value-type="float">
            <text:p>0.320288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string" calcext:value-type="string">
            <text:p>2.945966256105325e+00</text:p>
          </table:table-cell>
          <table:table-cell table:style-name="ce1" office:value-type="string" calcext:value-type="string">
            <text:p>1.073730712790848e+00</text:p>
          </table:table-cell>
          <table:table-cell office:value-type="float" office:value="0.320288" calcext:value-type="float">
            <text:p>0.320288</text:p>
          </table:table-cell>
          <table:table-cell table:formula="of:=[.X25]*-1" office:value-type="float" office:value="-0.0408335" calcext:value-type="float">
            <text:p>-0.0408335</text:p>
          </table:table-cell>
          <table:table-cell office:value-type="float" office:value="0.0408335" calcext:value-type="float">
            <text:p>0.0408335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1.583221687573577e+00</text:p>
          </table:table-cell>
          <table:table-cell office:value-type="string" calcext:value-type="string">
            <text:p>1.416586919695412e+00</text:p>
          </table:table-cell>
          <table:table-cell office:value-type="float" office:value="0.165483" calcext:value-type="float">
            <text:p>0.165483</text:p>
          </table:table-cell>
          <table:table-cell office:value-type="float" office:value="0.00387636" calcext:value-type="float">
            <text:p>0.00387636</text:p>
          </table:table-cell>
          <table:table-cell office:value-type="float" office:value="0.0223404" calcext:value-type="float">
            <text:p>0.0223404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1.583221687573577e+00</text:p>
          </table:table-cell>
          <table:table-cell table:style-name="ce1" office:value-type="string" calcext:value-type="string">
            <text:p>1.416586919695412e+00</text:p>
          </table:table-cell>
          <table:table-cell office:value-type="float" office:value="0.00387636" calcext:value-type="float">
            <text:p>0.00387636</text:p>
          </table:table-cell>
          <table:table-cell office:value-type="float" office:value="0.165483" calcext:value-type="float">
            <text:p>0.165483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string" calcext:value-type="string">
            <text:p>1.583221687573577e+00</text:p>
          </table:table-cell>
          <table:table-cell table:style-name="ce1" office:value-type="string" calcext:value-type="string">
            <text:p>1.416586919695412e+00</text:p>
          </table:table-cell>
          <table:table-cell office:value-type="float" office:value="0.165483" calcext:value-type="float">
            <text:p>0.165483</text:p>
          </table:table-cell>
          <table:table-cell table:formula="of:=[.X26]*-1" office:value-type="float" office:value="-0.0223404" calcext:value-type="float">
            <text:p>-0.0223404</text:p>
          </table:table-cell>
          <table:table-cell office:value-type="float" office:value="0.0223404" calcext:value-type="float">
            <text:p>0.0223404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4.982824046324391e+00</text:p>
          </table:table-cell>
          <table:table-cell office:value-type="string" calcext:value-type="string">
            <text:p>3.206327711980011e+00</text:p>
          </table:table-cell>
          <table:table-cell office:value-type="float" office:value="0.600111" calcext:value-type="float">
            <text:p>0.600111</text:p>
          </table:table-cell>
          <table:table-cell office:value-type="float" office:value="0.00493871" calcext:value-type="float">
            <text:p>0.00493871</text:p>
          </table:table-cell>
          <table:table-cell office:value-type="float" office:value="0.118479" calcext:value-type="float">
            <text:p>0.118479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4.982824046324391e+00</text:p>
          </table:table-cell>
          <table:table-cell table:style-name="ce1" office:value-type="string" calcext:value-type="string">
            <text:p>3.206327711980011e+00</text:p>
          </table:table-cell>
          <table:table-cell office:value-type="float" office:value="0.00493871" calcext:value-type="float">
            <text:p>0.00493871</text:p>
          </table:table-cell>
          <table:table-cell office:value-type="float" office:value="0.600111" calcext:value-type="float">
            <text:p>0.600111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string" calcext:value-type="string">
            <text:p>4.982824046324391e+00</text:p>
          </table:table-cell>
          <table:table-cell table:style-name="ce1" office:value-type="string" calcext:value-type="string">
            <text:p>3.206327711980011e+00</text:p>
          </table:table-cell>
          <table:table-cell office:value-type="float" office:value="0.600111" calcext:value-type="float">
            <text:p>0.600111</text:p>
          </table:table-cell>
          <table:table-cell table:formula="of:=[.X27]*-1" office:value-type="float" office:value="-0.118479" calcext:value-type="float">
            <text:p>-0.118479</text:p>
          </table:table-cell>
          <table:table-cell office:value-type="float" office:value="0.118479" calcext:value-type="float">
            <text:p>0.118479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4.831816980685954e+00</text:p>
          </table:table-cell>
          <table:table-cell office:value-type="string" calcext:value-type="string">
            <text:p>5.486205649136662e+00</text:p>
          </table:table-cell>
          <table:table-cell office:value-type="float" office:value="0.704569" calcext:value-type="float">
            <text:p>0.704569</text:p>
          </table:table-cell>
          <table:table-cell office:value-type="float" office:value="0.00491248" calcext:value-type="float">
            <text:p>0.00491248</text:p>
          </table:table-cell>
          <table:table-cell office:value-type="float" office:value="0.171782" calcext:value-type="float">
            <text:p>0.171782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4.831816980685954e+00</text:p>
          </table:table-cell>
          <table:table-cell table:style-name="ce1" office:value-type="string" calcext:value-type="string">
            <text:p>5.486205649136662e+00</text:p>
          </table:table-cell>
          <table:table-cell office:value-type="float" office:value="0.00491248" calcext:value-type="float">
            <text:p>0.00491248</text:p>
          </table:table-cell>
          <table:table-cell office:value-type="float" office:value="0.704569" calcext:value-type="float">
            <text:p>0.704569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4.831816980685954e+00</text:p>
          </table:table-cell>
          <table:table-cell table:style-name="ce1" office:value-type="string" calcext:value-type="string">
            <text:p>5.486205649136662e+00</text:p>
          </table:table-cell>
          <table:table-cell office:value-type="float" office:value="0.704569" calcext:value-type="float">
            <text:p>0.704569</text:p>
          </table:table-cell>
          <table:table-cell table:formula="of:=[.X28]*-1" office:value-type="float" office:value="-0.171782" calcext:value-type="float">
            <text:p>-0.171782</text:p>
          </table:table-cell>
          <table:table-cell office:value-type="float" office:value="0.171782" calcext:value-type="float">
            <text:p>0.171782</text:p>
          </table:table-cell>
        </table:table-row>
        <table:table-row table:style-name="ro3" table:number-rows-repeated="22">
          <table:table-cell table:number-columns-repeated="10"/>
          <table:table-cell table:style-name="ce1"/>
          <table:table-cell table:number-columns-repeated="7"/>
          <table:table-cell table:style-name="ce1"/>
          <table:table-cell table:number-columns-repeated="5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6"/>
          <table:table-cell table:style-name="ce1"/>
          <table:table-cell table:number-columns-repeated="7"/>
          <table:table-cell table:style-name="ce1"/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4">00/00/0000</text:date>, <text:time style:data-style-name="N2" text:time-value="15:55:04.3531288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5T13:07:09</meta:creation-date>
    <dc:date>2016-02-04T15:56:43.997910417</dc:date>
    <meta:editing-duration>PT13M10S</meta:editing-duration>
    <meta:editing-cycles>12</meta:editing-cycles>
    <meta:generator>LibreOffice/4.3.7.2$Linux_X86_64 LibreOffice_project/430m0$Build-2</meta:generator>
    <dc:creator>Joel Guerrero</dc:creator>
    <meta:document-statistic meta:table-count="3" meta:cell-count="434" meta:object-count="0"/>
  </office:meta>
</office:document-meta>
</file>